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3.14cm"/>
    </style:style>
    <style:style style:name="co4" style:family="table-column">
      <style:table-column-properties fo:break-before="auto" style:column-width="3.33cm"/>
    </style:style>
    <style:style style:name="co5" style:family="table-column">
      <style:table-column-properties fo:break-before="auto" style:column-width="2.731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solo</text:p>
          </table:table-cell>
          <table:table-cell office:value-type="string" calcext:value-type="string">
            <text:p>Mas 4 aritmeticas</text:p>
          </table:table-cell>
          <table:table-cell office:value-type="string" calcext:value-type="string">
            <text:p>Mas 8 aritmeticas</text:p>
          </table:table-cell>
          <table:table-cell office:value-type="string" calcext:value-type="string">
            <text:p>Mas 16 aritmeticas</text:p>
          </table:table-cell>
          <table:table-cell office:value-type="string" calcext:value-type="string">
            <text:p>Mas 4 accesos</text:p>
          </table:table-cell>
          <table:table-cell office:value-type="string" calcext:value-type="string">
            <text:p>Mas 8 accesos</text:p>
          </table:table-cell>
          <table:table-cell office:value-type="string" calcext:value-type="string">
            <text:p>Mas 16 accesos</text:p>
          </table:table-cell>
        </table:table-row>
        <table:table-row table:style-name="ro1">
          <table:table-cell/>
          <table:table-cell office:value-type="float" office:value="66747080" calcext:value-type="float">
            <text:p>66747080</text:p>
          </table:table-cell>
          <table:table-cell office:value-type="float" office:value="53261035" calcext:value-type="float">
            <text:p>53261035</text:p>
          </table:table-cell>
          <table:table-cell office:value-type="float" office:value="80530848" calcext:value-type="float">
            <text:p>80530848</text:p>
          </table:table-cell>
          <table:table-cell office:value-type="float" office:value="114865028" calcext:value-type="float">
            <text:p>114865028</text:p>
          </table:table-cell>
          <table:table-cell office:value-type="float" office:value="59810632" calcext:value-type="float">
            <text:p>59810632</text:p>
          </table:table-cell>
          <table:table-cell office:value-type="float" office:value="67943600" calcext:value-type="float">
            <text:p>67943600</text:p>
          </table:table-cell>
          <table:table-cell office:value-type="float" office:value="88847388" calcext:value-type="float">
            <text:p>88847388</text:p>
          </table:table-cell>
        </table:table-row>
        <table:table-row table:style-name="ro1">
          <table:table-cell/>
          <table:table-cell office:value-type="float" office:value="73500516" calcext:value-type="float">
            <text:p>73500516</text:p>
          </table:table-cell>
          <table:table-cell office:value-type="float" office:value="53480354" calcext:value-type="float">
            <text:p>53480354</text:p>
          </table:table-cell>
          <table:table-cell office:value-type="float" office:value="81189100" calcext:value-type="float">
            <text:p>81189100</text:p>
          </table:table-cell>
          <table:table-cell office:value-type="float" office:value="114870808" calcext:value-type="float">
            <text:p>114870808</text:p>
          </table:table-cell>
          <table:table-cell office:value-type="float" office:value="59847012" calcext:value-type="float">
            <text:p>59847012</text:p>
          </table:table-cell>
          <table:table-cell office:value-type="float" office:value="68216392" calcext:value-type="float">
            <text:p>68216392</text:p>
          </table:table-cell>
          <table:table-cell office:value-type="float" office:value="89086120" calcext:value-type="float">
            <text:p>89086120</text:p>
          </table:table-cell>
        </table:table-row>
        <table:table-row table:style-name="ro1">
          <table:table-cell/>
          <table:table-cell office:value-type="float" office:value="74156236" calcext:value-type="float">
            <text:p>74156236</text:p>
          </table:table-cell>
          <table:table-cell office:value-type="float" office:value="53832850" calcext:value-type="float">
            <text:p>53832850</text:p>
          </table:table-cell>
          <table:table-cell office:value-type="float" office:value="81285804" calcext:value-type="float">
            <text:p>81285804</text:p>
          </table:table-cell>
          <table:table-cell office:value-type="float" office:value="115367608" calcext:value-type="float">
            <text:p>115367608</text:p>
          </table:table-cell>
          <table:table-cell office:value-type="float" office:value="59979656" calcext:value-type="float">
            <text:p>59979656</text:p>
          </table:table-cell>
          <table:table-cell office:value-type="float" office:value="68321488" calcext:value-type="float">
            <text:p>68321488</text:p>
          </table:table-cell>
          <table:table-cell office:value-type="float" office:value="89225780" calcext:value-type="float">
            <text:p>89225780</text:p>
          </table:table-cell>
        </table:table-row>
        <table:table-row table:style-name="ro1">
          <table:table-cell/>
          <table:table-cell office:value-type="float" office:value="67038028" calcext:value-type="float">
            <text:p>67038028</text:p>
          </table:table-cell>
          <table:table-cell office:value-type="float" office:value="60449651" calcext:value-type="float">
            <text:p>60449651</text:p>
          </table:table-cell>
          <table:table-cell office:value-type="float" office:value="81327648" calcext:value-type="float">
            <text:p>81327648</text:p>
          </table:table-cell>
          <table:table-cell office:value-type="float" office:value="115410068" calcext:value-type="float">
            <text:p>115410068</text:p>
          </table:table-cell>
          <table:table-cell office:value-type="float" office:value="60009700" calcext:value-type="float">
            <text:p>60009700</text:p>
          </table:table-cell>
          <table:table-cell office:value-type="float" office:value="68446640" calcext:value-type="float">
            <text:p>68446640</text:p>
          </table:table-cell>
          <table:table-cell office:value-type="float" office:value="90017272" calcext:value-type="float">
            <text:p>90017272</text:p>
          </table:table-cell>
        </table:table-row>
        <table:table-row table:style-name="ro1">
          <table:table-cell/>
          <table:table-cell office:value-type="float" office:value="63442276" calcext:value-type="float">
            <text:p>63442276</text:p>
          </table:table-cell>
          <table:table-cell office:value-type="float" office:value="63251672" calcext:value-type="float">
            <text:p>63251672</text:p>
          </table:table-cell>
          <table:table-cell office:value-type="float" office:value="83023064" calcext:value-type="float">
            <text:p>83023064</text:p>
          </table:table-cell>
          <table:table-cell office:value-type="float" office:value="116062396" calcext:value-type="float">
            <text:p>116062396</text:p>
          </table:table-cell>
          <table:table-cell office:value-type="float" office:value="60194596" calcext:value-type="float">
            <text:p>60194596</text:p>
          </table:table-cell>
          <table:table-cell office:value-type="float" office:value="68447096" calcext:value-type="float">
            <text:p>68447096</text:p>
          </table:table-cell>
          <table:table-cell office:value-type="float" office:value="90383188" calcext:value-type="float">
            <text:p>90383188</text:p>
          </table:table-cell>
        </table:table-row>
        <table:table-row table:style-name="ro1">
          <table:table-cell/>
          <table:table-cell office:value-type="float" office:value="58736228" calcext:value-type="float">
            <text:p>58736228</text:p>
          </table:table-cell>
          <table:table-cell office:value-type="float" office:value="66449436" calcext:value-type="float">
            <text:p>66449436</text:p>
          </table:table-cell>
          <table:table-cell office:value-type="float" office:value="83083544" calcext:value-type="float">
            <text:p>83083544</text:p>
          </table:table-cell>
          <table:table-cell office:value-type="float" office:value="116751568" calcext:value-type="float">
            <text:p>116751568</text:p>
          </table:table-cell>
          <table:table-cell office:value-type="float" office:value="60621144" calcext:value-type="float">
            <text:p>60621144</text:p>
          </table:table-cell>
          <table:table-cell office:value-type="float" office:value="69703208" calcext:value-type="float">
            <text:p>69703208</text:p>
          </table:table-cell>
          <table:table-cell office:value-type="float" office:value="90450320" calcext:value-type="float">
            <text:p>90450320</text:p>
          </table:table-cell>
        </table:table-row>
        <table:table-row table:style-name="ro1">
          <table:table-cell/>
          <table:table-cell office:value-type="float" office:value="69446212" calcext:value-type="float">
            <text:p>69446212</text:p>
          </table:table-cell>
          <table:table-cell office:value-type="float" office:value="66846378" calcext:value-type="float">
            <text:p>66846378</text:p>
          </table:table-cell>
          <table:table-cell office:value-type="float" office:value="83139584" calcext:value-type="float">
            <text:p>83139584</text:p>
          </table:table-cell>
          <table:table-cell office:value-type="float" office:value="116897952" calcext:value-type="float">
            <text:p>116897952</text:p>
          </table:table-cell>
          <table:table-cell office:value-type="float" office:value="61279964" calcext:value-type="float">
            <text:p>61279964</text:p>
          </table:table-cell>
          <table:table-cell office:value-type="float" office:value="69772456" calcext:value-type="float">
            <text:p>69772456</text:p>
          </table:table-cell>
          <table:table-cell office:value-type="float" office:value="90508568" calcext:value-type="float">
            <text:p>90508568</text:p>
          </table:table-cell>
        </table:table-row>
        <table:table-row table:style-name="ro1">
          <table:table-cell/>
          <table:table-cell office:value-type="float" office:value="62805056" calcext:value-type="float">
            <text:p>62805056</text:p>
          </table:table-cell>
          <table:table-cell office:value-type="float" office:value="68069412" calcext:value-type="float">
            <text:p>68069412</text:p>
          </table:table-cell>
          <table:table-cell office:value-type="float" office:value="83399352" calcext:value-type="float">
            <text:p>83399352</text:p>
          </table:table-cell>
          <table:table-cell office:value-type="float" office:value="117009348" calcext:value-type="float">
            <text:p>117009348</text:p>
          </table:table-cell>
          <table:table-cell office:value-type="float" office:value="61348456" calcext:value-type="float">
            <text:p>61348456</text:p>
          </table:table-cell>
          <table:table-cell office:value-type="float" office:value="70580928" calcext:value-type="float">
            <text:p>70580928</text:p>
          </table:table-cell>
          <table:table-cell office:value-type="float" office:value="90989936" calcext:value-type="float">
            <text:p>90989936</text:p>
          </table:table-cell>
        </table:table-row>
        <table:table-row table:style-name="ro1">
          <table:table-cell/>
          <table:table-cell office:value-type="float" office:value="90897180" calcext:value-type="float">
            <text:p>90897180</text:p>
          </table:table-cell>
          <table:table-cell office:value-type="float" office:value="68964516" calcext:value-type="float">
            <text:p>68964516</text:p>
          </table:table-cell>
          <table:table-cell office:value-type="float" office:value="83874304" calcext:value-type="float">
            <text:p>83874304</text:p>
          </table:table-cell>
          <table:table-cell office:value-type="float" office:value="117152124" calcext:value-type="float">
            <text:p>117152124</text:p>
          </table:table-cell>
          <table:table-cell office:value-type="float" office:value="61405100" calcext:value-type="float">
            <text:p>61405100</text:p>
          </table:table-cell>
          <table:table-cell office:value-type="float" office:value="70830484" calcext:value-type="float">
            <text:p>70830484</text:p>
          </table:table-cell>
          <table:table-cell office:value-type="float" office:value="93498532" calcext:value-type="float">
            <text:p>93498532</text:p>
          </table:table-cell>
        </table:table-row>
        <table:table-row table:style-name="ro1">
          <table:table-cell/>
          <table:table-cell office:value-type="float" office:value="65155892" calcext:value-type="float">
            <text:p>65155892</text:p>
          </table:table-cell>
          <table:table-cell office:value-type="float" office:value="70396095" calcext:value-type="float">
            <text:p>70396095</text:p>
          </table:table-cell>
          <table:table-cell office:value-type="float" office:value="84841800" calcext:value-type="float">
            <text:p>84841800</text:p>
          </table:table-cell>
          <table:table-cell office:value-type="float" office:value="117289872" calcext:value-type="float">
            <text:p>117289872</text:p>
          </table:table-cell>
          <table:table-cell office:value-type="float" office:value="66598432" calcext:value-type="float">
            <text:p>66598432</text:p>
          </table:table-cell>
          <table:table-cell office:value-type="float" office:value="70849244" calcext:value-type="float">
            <text:p>70849244</text:p>
          </table:table-cell>
          <table:table-cell office:value-type="float" office:value="93581200" calcext:value-type="float">
            <text:p>93581200</text:p>
          </table:table-cell>
        </table:table-row>
        <table:table-row table:style-name="ro1">
          <table:table-cell/>
          <table:table-cell office:value-type="float" office:value="132287152" calcext:value-type="float">
            <text:p>132287152</text:p>
          </table:table-cell>
          <table:table-cell office:value-type="float" office:value="71328750" calcext:value-type="float">
            <text:p>71328750</text:p>
          </table:table-cell>
          <table:table-cell office:value-type="float" office:value="86668896" calcext:value-type="float">
            <text:p>86668896</text:p>
          </table:table-cell>
          <table:table-cell office:value-type="float" office:value="117797284" calcext:value-type="float">
            <text:p>117797284</text:p>
          </table:table-cell>
          <table:table-cell office:value-type="float" office:value="71139528" calcext:value-type="float">
            <text:p>71139528</text:p>
          </table:table-cell>
          <table:table-cell office:value-type="float" office:value="71888212" calcext:value-type="float">
            <text:p>71888212</text:p>
          </table:table-cell>
          <table:table-cell office:value-type="float" office:value="94337648" calcext:value-type="float">
            <text:p>94337648</text:p>
          </table:table-cell>
        </table:table-row>
        <table:table-row table:style-name="ro1">
          <table:table-cell/>
          <table:table-cell office:value-type="float" office:value="74247672" calcext:value-type="float">
            <text:p>74247672</text:p>
          </table:table-cell>
          <table:table-cell office:value-type="float" office:value="71338088" calcext:value-type="float">
            <text:p>71338088</text:p>
          </table:table-cell>
          <table:table-cell office:value-type="float" office:value="88133472" calcext:value-type="float">
            <text:p>88133472</text:p>
          </table:table-cell>
          <table:table-cell office:value-type="float" office:value="117830684" calcext:value-type="float">
            <text:p>117830684</text:p>
          </table:table-cell>
          <table:table-cell office:value-type="float" office:value="76613040" calcext:value-type="float">
            <text:p>76613040</text:p>
          </table:table-cell>
          <table:table-cell office:value-type="float" office:value="74775972" calcext:value-type="float">
            <text:p>74775972</text:p>
          </table:table-cell>
          <table:table-cell office:value-type="float" office:value="100369252" calcext:value-type="float">
            <text:p>100369252</text:p>
          </table:table-cell>
        </table:table-row>
        <table:table-row table:style-name="ro1">
          <table:table-cell/>
          <table:table-cell office:value-type="float" office:value="72089276" calcext:value-type="float">
            <text:p>72089276</text:p>
          </table:table-cell>
          <table:table-cell office:value-type="float" office:value="73791474" calcext:value-type="float">
            <text:p>73791474</text:p>
          </table:table-cell>
          <table:table-cell office:value-type="float" office:value="96902632" calcext:value-type="float">
            <text:p>96902632</text:p>
          </table:table-cell>
          <table:table-cell office:value-type="float" office:value="118722964" calcext:value-type="float">
            <text:p>118722964</text:p>
          </table:table-cell>
          <table:table-cell office:value-type="float" office:value="77475200" calcext:value-type="float">
            <text:p>77475200</text:p>
          </table:table-cell>
          <table:table-cell office:value-type="float" office:value="75848376" calcext:value-type="float">
            <text:p>75848376</text:p>
          </table:table-cell>
          <table:table-cell office:value-type="float" office:value="106458332" calcext:value-type="float">
            <text:p>106458332</text:p>
          </table:table-cell>
        </table:table-row>
        <table:table-row table:style-name="ro1">
          <table:table-cell/>
          <table:table-cell office:value-type="float" office:value="54272928" calcext:value-type="float">
            <text:p>54272928</text:p>
          </table:table-cell>
          <table:table-cell office:value-type="float" office:value="75591921" calcext:value-type="float">
            <text:p>75591921</text:p>
          </table:table-cell>
          <table:table-cell office:value-type="float" office:value="99328028" calcext:value-type="float">
            <text:p>99328028</text:p>
          </table:table-cell>
          <table:table-cell office:value-type="float" office:value="123838044" calcext:value-type="float">
            <text:p>123838044</text:p>
          </table:table-cell>
          <table:table-cell office:value-type="float" office:value="80023676" calcext:value-type="float">
            <text:p>80023676</text:p>
          </table:table-cell>
          <table:table-cell office:value-type="float" office:value="76139504" calcext:value-type="float">
            <text:p>76139504</text:p>
          </table:table-cell>
          <table:table-cell office:value-type="float" office:value="107178136" calcext:value-type="float">
            <text:p>107178136</text:p>
          </table:table-cell>
        </table:table-row>
        <table:table-row table:style-name="ro1">
          <table:table-cell/>
          <table:table-cell office:value-type="float" office:value="86837776" calcext:value-type="float">
            <text:p>86837776</text:p>
          </table:table-cell>
          <table:table-cell office:value-type="float" office:value="75849020" calcext:value-type="float">
            <text:p>75849020</text:p>
          </table:table-cell>
          <table:table-cell office:value-type="float" office:value="103322020" calcext:value-type="float">
            <text:p>103322020</text:p>
          </table:table-cell>
          <table:table-cell office:value-type="float" office:value="125436424" calcext:value-type="float">
            <text:p>125436424</text:p>
          </table:table-cell>
          <table:table-cell office:value-type="float" office:value="85959096" calcext:value-type="float">
            <text:p>85959096</text:p>
          </table:table-cell>
          <table:table-cell office:value-type="float" office:value="84655332" calcext:value-type="float">
            <text:p>84655332</text:p>
          </table:table-cell>
          <table:table-cell office:value-type="float" office:value="110602200" calcext:value-type="float">
            <text:p>110602200</text:p>
          </table:table-cell>
        </table:table-row>
        <table:table-row table:style-name="ro1">
          <table:table-cell/>
          <table:table-cell office:value-type="float" office:value="64599924" calcext:value-type="float">
            <text:p>64599924</text:p>
          </table:table-cell>
          <table:table-cell office:value-type="float" office:value="76525932" calcext:value-type="float">
            <text:p>76525932</text:p>
          </table:table-cell>
          <table:table-cell office:value-type="float" office:value="106809972" calcext:value-type="float">
            <text:p>106809972</text:p>
          </table:table-cell>
          <table:table-cell office:value-type="float" office:value="132835520" calcext:value-type="float">
            <text:p>132835520</text:p>
          </table:table-cell>
          <table:table-cell office:value-type="float" office:value="87046772" calcext:value-type="float">
            <text:p>87046772</text:p>
          </table:table-cell>
          <table:table-cell office:value-type="float" office:value="84950896" calcext:value-type="float">
            <text:p>84950896</text:p>
          </table:table-cell>
          <table:table-cell office:value-type="float" office:value="119336656" calcext:value-type="float">
            <text:p>119336656</text:p>
          </table:table-cell>
        </table:table-row>
        <table:table-row table:style-name="ro1">
          <table:table-cell/>
          <table:table-cell office:value-type="float" office:value="82903668" calcext:value-type="float">
            <text:p>82903668</text:p>
          </table:table-cell>
          <table:table-cell office:value-type="float" office:value="77380565" calcext:value-type="float">
            <text:p>77380565</text:p>
          </table:table-cell>
          <table:table-cell office:value-type="float" office:value="108375384" calcext:value-type="float">
            <text:p>108375384</text:p>
          </table:table-cell>
          <table:table-cell office:value-type="float" office:value="135991380" calcext:value-type="float">
            <text:p>135991380</text:p>
          </table:table-cell>
          <table:table-cell office:value-type="float" office:value="87193688" calcext:value-type="float">
            <text:p>87193688</text:p>
          </table:table-cell>
          <table:table-cell office:value-type="float" office:value="86162484" calcext:value-type="float">
            <text:p>86162484</text:p>
          </table:table-cell>
          <table:table-cell office:value-type="float" office:value="121811800" calcext:value-type="float">
            <text:p>121811800</text:p>
          </table:table-cell>
        </table:table-row>
        <table:table-row table:style-name="ro1">
          <table:table-cell/>
          <table:table-cell office:value-type="float" office:value="74714724" calcext:value-type="float">
            <text:p>74714724</text:p>
          </table:table-cell>
          <table:table-cell office:value-type="float" office:value="80644048" calcext:value-type="float">
            <text:p>80644048</text:p>
          </table:table-cell>
          <table:table-cell office:value-type="float" office:value="108933052" calcext:value-type="float">
            <text:p>108933052</text:p>
          </table:table-cell>
          <table:table-cell office:value-type="float" office:value="143116708" calcext:value-type="float">
            <text:p>143116708</text:p>
          </table:table-cell>
          <table:table-cell office:value-type="float" office:value="87328564" calcext:value-type="float">
            <text:p>87328564</text:p>
          </table:table-cell>
          <table:table-cell office:value-type="float" office:value="87830672" calcext:value-type="float">
            <text:p>87830672</text:p>
          </table:table-cell>
          <table:table-cell office:value-type="float" office:value="123455068" calcext:value-type="float">
            <text:p>123455068</text:p>
          </table:table-cell>
        </table:table-row>
        <table:table-row table:style-name="ro1">
          <table:table-cell/>
          <table:table-cell office:value-type="float" office:value="72620824" calcext:value-type="float">
            <text:p>72620824</text:p>
          </table:table-cell>
          <table:table-cell office:value-type="float" office:value="83479858" calcext:value-type="float">
            <text:p>83479858</text:p>
          </table:table-cell>
          <table:table-cell office:value-type="float" office:value="114832242" calcext:value-type="float">
            <text:p>114832242</text:p>
          </table:table-cell>
          <table:table-cell office:value-type="float" office:value="148004696" calcext:value-type="float">
            <text:p>148004696</text:p>
          </table:table-cell>
          <table:table-cell office:value-type="float" office:value="89154956" calcext:value-type="float">
            <text:p>89154956</text:p>
          </table:table-cell>
          <table:table-cell office:value-type="float" office:value="88097548" calcext:value-type="float">
            <text:p>88097548</text:p>
          </table:table-cell>
          <table:table-cell office:value-type="float" office:value="123570312" calcext:value-type="float">
            <text:p>123570312</text:p>
          </table:table-cell>
        </table:table-row>
        <table:table-row table:style-name="ro1">
          <table:table-cell/>
          <table:table-cell office:value-type="float" office:value="83535062" calcext:value-type="float">
            <text:p>83535062</text:p>
          </table:table-cell>
          <table:table-cell office:value-type="float" office:value="84382504" calcext:value-type="float">
            <text:p>84382504</text:p>
          </table:table-cell>
          <table:table-cell office:value-type="float" office:value="115386860" calcext:value-type="float">
            <text:p>115386860</text:p>
          </table:table-cell>
          <table:table-cell office:value-type="float" office:value="148319632" calcext:value-type="float">
            <text:p>148319632</text:p>
          </table:table-cell>
          <table:table-cell office:value-type="float" office:value="89226416" calcext:value-type="float">
            <text:p>89226416</text:p>
          </table:table-cell>
          <table:table-cell office:value-type="float" office:value="93570892" calcext:value-type="float">
            <text:p>93570892</text:p>
          </table:table-cell>
          <table:table-cell office:value-type="float" office:value="123667804" calcext:value-type="float">
            <text:p>123667804</text:p>
          </table:table-cell>
        </table:table-row>
        <table:table-row table:style-name="ro1">
          <table:table-cell/>
          <table:table-cell office:value-type="float" office:value="61637156" calcext:value-type="float">
            <text:p>61637156</text:p>
          </table:table-cell>
          <table:table-cell office:value-type="float" office:value="89748348" calcext:value-type="float">
            <text:p>89748348</text:p>
          </table:table-cell>
          <table:table-cell office:value-type="float" office:value="116588560" calcext:value-type="float">
            <text:p>116588560</text:p>
          </table:table-cell>
          <table:table-cell office:value-type="float" office:value="151486004" calcext:value-type="float">
            <text:p>151486004</text:p>
          </table:table-cell>
          <table:table-cell office:value-type="float" office:value="91173912" calcext:value-type="float">
            <text:p>91173912</text:p>
          </table:table-cell>
          <table:table-cell office:value-type="float" office:value="95010396" calcext:value-type="float">
            <text:p>95010396</text:p>
          </table:table-cell>
          <table:table-cell office:value-type="float" office:value="125034516" calcext:value-type="float">
            <text:p>125034516</text:p>
          </table:table-cell>
        </table:table-row>
        <table:table-row table:style-name="ro1">
          <table:table-cell/>
          <table:table-cell office:value-type="float" office:value="81133692" calcext:value-type="float">
            <text:p>81133692</text:p>
          </table:table-cell>
          <table:table-cell office:value-type="float" office:value="90194462" calcext:value-type="float">
            <text:p>90194462</text:p>
          </table:table-cell>
          <table:table-cell office:value-type="float" office:value="117916444" calcext:value-type="float">
            <text:p>117916444</text:p>
          </table:table-cell>
          <table:table-cell office:value-type="float" office:value="151716524" calcext:value-type="float">
            <text:p>151716524</text:p>
          </table:table-cell>
          <table:table-cell office:value-type="float" office:value="91879852" calcext:value-type="float">
            <text:p>91879852</text:p>
          </table:table-cell>
          <table:table-cell office:value-type="float" office:value="99115188" calcext:value-type="float">
            <text:p>99115188</text:p>
          </table:table-cell>
          <table:table-cell office:value-type="float" office:value="125178612" calcext:value-type="float">
            <text:p>125178612</text:p>
          </table:table-cell>
        </table:table-row>
        <table:table-row table:style-name="ro1">
          <table:table-cell/>
          <table:table-cell office:value-type="float" office:value="72961156" calcext:value-type="float">
            <text:p>72961156</text:p>
          </table:table-cell>
          <table:table-cell office:value-type="float" office:value="91754808" calcext:value-type="float">
            <text:p>91754808</text:p>
          </table:table-cell>
          <table:table-cell office:value-type="float" office:value="118088568" calcext:value-type="float">
            <text:p>118088568</text:p>
          </table:table-cell>
          <table:table-cell office:value-type="float" office:value="159460910" calcext:value-type="float">
            <text:p>159460910</text:p>
          </table:table-cell>
          <table:table-cell office:value-type="float" office:value="95509140" calcext:value-type="float">
            <text:p>95509140</text:p>
          </table:table-cell>
          <table:table-cell office:value-type="float" office:value="102173120" calcext:value-type="float">
            <text:p>102173120</text:p>
          </table:table-cell>
          <table:table-cell office:value-type="float" office:value="126409624" calcext:value-type="float">
            <text:p>126409624</text:p>
          </table:table-cell>
        </table:table-row>
        <table:table-row table:style-name="ro1">
          <table:table-cell/>
          <table:table-cell office:value-type="float" office:value="70063016" calcext:value-type="float">
            <text:p>70063016</text:p>
          </table:table-cell>
          <table:table-cell office:value-type="float" office:value="100402300" calcext:value-type="float">
            <text:p>100402300</text:p>
          </table:table-cell>
          <table:table-cell office:value-type="float" office:value="119908716" calcext:value-type="float">
            <text:p>119908716</text:p>
          </table:table-cell>
          <table:table-cell office:value-type="float" office:value="165694208" calcext:value-type="float">
            <text:p>165694208</text:p>
          </table:table-cell>
          <table:table-cell office:value-type="float" office:value="96141492" calcext:value-type="float">
            <text:p>96141492</text:p>
          </table:table-cell>
          <table:table-cell office:value-type="float" office:value="103986984" calcext:value-type="float">
            <text:p>103986984</text:p>
          </table:table-cell>
          <table:table-cell office:value-type="float" office:value="128548924" calcext:value-type="float">
            <text:p>128548924</text:p>
          </table:table-cell>
        </table:table-row>
        <table:table-row table:style-name="ro1">
          <table:table-cell/>
          <table:table-cell office:value-type="float" office:value="72103220" calcext:value-type="float">
            <text:p>72103220</text:p>
          </table:table-cell>
          <table:table-cell office:value-type="float" office:value="100626112" calcext:value-type="float">
            <text:p>100626112</text:p>
          </table:table-cell>
          <table:table-cell office:value-type="float" office:value="120928228" calcext:value-type="float">
            <text:p>120928228</text:p>
          </table:table-cell>
          <table:table-cell office:value-type="float" office:value="169548356" calcext:value-type="float">
            <text:p>169548356</text:p>
          </table:table-cell>
          <table:table-cell office:value-type="float" office:value="96477304" calcext:value-type="float">
            <text:p>96477304</text:p>
          </table:table-cell>
          <table:table-cell office:value-type="float" office:value="105593944" calcext:value-type="float">
            <text:p>105593944</text:p>
          </table:table-cell>
          <table:table-cell office:value-type="float" office:value="131359028" calcext:value-type="float">
            <text:p>131359028</text:p>
          </table:table-cell>
        </table:table-row>
        <table:table-row table:style-name="ro1">
          <table:table-cell/>
          <table:table-cell office:value-type="float" office:value="55428780" calcext:value-type="float">
            <text:p>55428780</text:p>
          </table:table-cell>
          <table:table-cell office:value-type="float" office:value="101065712" calcext:value-type="float">
            <text:p>101065712</text:p>
          </table:table-cell>
          <table:table-cell office:value-type="float" office:value="121207530" calcext:value-type="float">
            <text:p>121207530</text:p>
          </table:table-cell>
          <table:table-cell office:value-type="float" office:value="169853560" calcext:value-type="float">
            <text:p>169853560</text:p>
          </table:table-cell>
          <table:table-cell office:value-type="float" office:value="97496916" calcext:value-type="float">
            <text:p>97496916</text:p>
          </table:table-cell>
          <table:table-cell office:value-type="float" office:value="105741268" calcext:value-type="float">
            <text:p>105741268</text:p>
          </table:table-cell>
          <table:table-cell office:value-type="float" office:value="137982296" calcext:value-type="float">
            <text:p>137982296</text:p>
          </table:table-cell>
        </table:table-row>
        <table:table-row table:style-name="ro1">
          <table:table-cell/>
          <table:table-cell office:value-type="float" office:value="109168456" calcext:value-type="float">
            <text:p>109168456</text:p>
          </table:table-cell>
          <table:table-cell office:value-type="float" office:value="101327660" calcext:value-type="float">
            <text:p>101327660</text:p>
          </table:table-cell>
          <table:table-cell office:value-type="float" office:value="122029400" calcext:value-type="float">
            <text:p>122029400</text:p>
          </table:table-cell>
          <table:table-cell office:value-type="float" office:value="176121808" calcext:value-type="float">
            <text:p>176121808</text:p>
          </table:table-cell>
          <table:table-cell office:value-type="float" office:value="102111796" calcext:value-type="float">
            <text:p>102111796</text:p>
          </table:table-cell>
          <table:table-cell office:value-type="float" office:value="114502644" calcext:value-type="float">
            <text:p>114502644</text:p>
          </table:table-cell>
          <table:table-cell office:value-type="float" office:value="141035204" calcext:value-type="float">
            <text:p>141035204</text:p>
          </table:table-cell>
        </table:table-row>
        <table:table-row table:style-name="ro1">
          <table:table-cell/>
          <table:table-cell office:value-type="float" office:value="63419080" calcext:value-type="float">
            <text:p>63419080</text:p>
          </table:table-cell>
          <table:table-cell office:value-type="float" office:value="104036900" calcext:value-type="float">
            <text:p>104036900</text:p>
          </table:table-cell>
          <table:table-cell office:value-type="float" office:value="125113220" calcext:value-type="float">
            <text:p>125113220</text:p>
          </table:table-cell>
          <table:table-cell office:value-type="float" office:value="181059764" calcext:value-type="float">
            <text:p>181059764</text:p>
          </table:table-cell>
          <table:table-cell office:value-type="float" office:value="106752736" calcext:value-type="float">
            <text:p>106752736</text:p>
          </table:table-cell>
          <table:table-cell office:value-type="float" office:value="115359620" calcext:value-type="float">
            <text:p>115359620</text:p>
          </table:table-cell>
          <table:table-cell office:value-type="float" office:value="142835356" calcext:value-type="float">
            <text:p>142835356</text:p>
          </table:table-cell>
        </table:table-row>
        <table:table-row table:style-name="ro1">
          <table:table-cell/>
          <table:table-cell office:value-type="float" office:value="64093660" calcext:value-type="float">
            <text:p>64093660</text:p>
          </table:table-cell>
          <table:table-cell office:value-type="float" office:value="104518040" calcext:value-type="float">
            <text:p>104518040</text:p>
          </table:table-cell>
          <table:table-cell office:value-type="float" office:value="134080852" calcext:value-type="float">
            <text:p>134080852</text:p>
          </table:table-cell>
          <table:table-cell office:value-type="float" office:value="182662372" calcext:value-type="float">
            <text:p>182662372</text:p>
          </table:table-cell>
          <table:table-cell office:value-type="float" office:value="107249616" calcext:value-type="float">
            <text:p>107249616</text:p>
          </table:table-cell>
          <table:table-cell office:value-type="float" office:value="123243624" calcext:value-type="float">
            <text:p>123243624</text:p>
          </table:table-cell>
          <table:table-cell office:value-type="float" office:value="143736076" calcext:value-type="float">
            <text:p>143736076</text:p>
          </table:table-cell>
        </table:table-row>
        <table:table-row table:style-name="ro1">
          <table:table-cell/>
          <table:table-cell office:value-type="float" office:value="65308024" calcext:value-type="float">
            <text:p>65308024</text:p>
          </table:table-cell>
          <table:table-cell office:value-type="float" office:value="142411196" calcext:value-type="float">
            <text:p>142411196</text:p>
          </table:table-cell>
          <table:table-cell office:value-type="float" office:value="134204936" calcext:value-type="float">
            <text:p>134204936</text:p>
          </table:table-cell>
          <table:table-cell office:value-type="float" office:value="191765716" calcext:value-type="float">
            <text:p>191765716</text:p>
          </table:table-cell>
          <table:table-cell office:value-type="float" office:value="130512200" calcext:value-type="float">
            <text:p>130512200</text:p>
          </table:table-cell>
          <table:table-cell office:value-type="float" office:value="143830650" calcext:value-type="float">
            <text:p>143830650</text:p>
          </table:table-cell>
          <table:table-cell office:value-type="float" office:value="143835720" calcext:value-type="float">
            <text:p>14383572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AVERAGE([.B8:.B25])" office:value-type="float" office:value="76233798.1111111" calcext:value-type="float">
            <text:p>76233798,1111111</text:p>
          </table:table-cell>
          <table:table-cell table:formula="of:=AVERAGE([.C8:.C25])" office:value-type="float" office:value="78704915.5" calcext:value-type="float">
            <text:p>78704915,5</text:p>
          </table:table-cell>
          <table:table-cell table:formula="of:=AVERAGE([.D8:.D25])" office:value-type="float" office:value="102024993.666667" calcext:value-type="float">
            <text:p>102024993,666667</text:p>
          </table:table-cell>
          <table:table-cell table:formula="of:=AVERAGE([.E8:.E25])" office:value-type="float" office:value="133811126.555556" calcext:value-type="float">
            <text:p>133811126,555556</text:p>
          </table:table-cell>
          <table:table-cell table:formula="of:=AVERAGE([.F8:.F25])" office:value-type="float" office:value="80916515.7777778" calcext:value-type="float">
            <text:p>80916515,7777778</text:p>
          </table:table-cell>
          <table:table-cell table:formula="of:=AVERAGE([.G8:.G25])" office:value-type="float" office:value="83679927.1111111" calcext:value-type="float">
            <text:p>83679927,1111111</text:p>
          </table:table-cell>
          <table:table-cell table:formula="of:=AVERAGE([.H8:.H25])" office:value-type="float" office:value="111363173.333333" calcext:value-type="float">
            <text:p>111363173,333333</text:p>
          </table:table-cell>
        </table:table-row>
        <table:table-row table:style-name="ro1">
          <table:table-cell/>
          <table:table-cell table:formula="of:=SQRT(VAR([.B8:.B25]))" office:value-type="float" office:value="16901662.1020529" calcext:value-type="float">
            <text:p>16901662,1020529</text:p>
          </table:table-cell>
          <table:table-cell table:formula="of:=SQRT(VAR([.C8:.C25]))" office:value-type="float" office:value="9482671.30643697" calcext:value-type="float">
            <text:p>9482671,30643697</text:p>
          </table:table-cell>
          <table:table-cell table:formula="of:=SQRT(VAR([.D8:.D25]))" office:value-type="float" office:value="13907833.0348172" calcext:value-type="float">
            <text:p>13907833,0348172</text:p>
          </table:table-cell>
          <table:table-cell table:formula="of:=SQRT(VAR([.E8:.E25]))" office:value-type="float" office:value="16872528.9196448" calcext:value-type="float">
            <text:p>16872528,9196448</text:p>
          </table:table-cell>
          <table:table-cell table:formula="of:=SQRT(VAR([.F8:.F25]))" office:value-type="float" office:value="11959637.9028249" calcext:value-type="float">
            <text:p>11959637,9028249</text:p>
          </table:table-cell>
          <table:table-cell table:formula="of:=SQRT(VAR([.G8:.G25]))" office:value-type="float" office:value="11620364.8293291" calcext:value-type="float">
            <text:p>11620364,8293291</text:p>
          </table:table-cell>
          <table:table-cell table:formula="of:=SQRT(VAR([.H8:.H25]))" office:value-type="float" office:value="14260420.8040868" calcext:value-type="float">
            <text:p>14260420,8040868</text:p>
          </table:table-cell>
        </table:table-row>
      </table:table>
      <table:table table:name="Hoja2" table:style-name="ta1">
        <table:shapes>
          <draw:frame draw:z-index="0" draw:style-name="gr1" draw:text-style-name="P1" svg:width="15.999cm" svg:height="8.999cm" svg:x="6.846cm" svg:y="5.28cm">
            <draw:object draw:notify-on-update-of-ranges="Hoja2.A1:Hoja2.A1 Hoja2.A2:Hoja2.A3 Hoja2.B1:Hoja2.B1 Hoja2.B2:Hoja2.B3 Hoja2.C1:Hoja2.C1 Hoja2.C2:Hoja2.C3 Hoja2.D1:Hoja2.D1 Hoja2.D2:Hoja2.D3 Hoja2.E1:Hoja2.E1 Hoja2.E2:Hoja2.E3 Hoja2.F1:Hoja2.F1 Hoja2.F2:Hoja2.F3 Hoja2.G1:Hoja2.G1 Hoja2.G2:Hoja2.G3 Hoja2.H1:Hoja2.H1 Hoja2.H2:Hoja2.H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7" table:default-cell-style-name="Default"/>
        <table:table-column table:style-name="co8" table:number-columns-repeated="3" table:default-cell-style-name="Default"/>
        <table:table-column table:style-name="co4" table:default-cell-style-name="Default"/>
        <table:table-column table:style-name="co8" table:number-columns-repeated="3" table:default-cell-style-name="Default"/>
        <table:table-row table:style-name="ro1">
          <table:table-cell/>
          <table:table-cell office:value-type="string" calcext:value-type="string">
            <text:p>solo</text:p>
          </table:table-cell>
          <table:table-cell office:value-type="string" calcext:value-type="string">
            <text:p>Mas 4 aritmeticas</text:p>
          </table:table-cell>
          <table:table-cell office:value-type="string" calcext:value-type="string">
            <text:p>Mas 8 aritmeticas</text:p>
          </table:table-cell>
          <table:table-cell office:value-type="string" calcext:value-type="string">
            <text:p>Mas 16 aritmeticas</text:p>
          </table:table-cell>
          <table:table-cell office:value-type="string" calcext:value-type="string">
            <text:p>Mas 4 accesos</text:p>
          </table:table-cell>
          <table:table-cell office:value-type="string" calcext:value-type="string">
            <text:p>Mas 8 accesos</text:p>
          </table:table-cell>
          <table:table-cell office:value-type="string" calcext:value-type="string">
            <text:p>Mas 16 accesos</text:p>
          </table:table-cell>
        </table:table-row>
        <table:table-row table:style-name="ro1">
          <table:table-cell office:value-type="string" calcext:value-type="string">
            <text:p>promedios</text:p>
          </table:table-cell>
          <table:table-cell office:value-type="float" office:value="76233798.1111111" calcext:value-type="float">
            <text:p>76233798,1111111</text:p>
          </table:table-cell>
          <table:table-cell office:value-type="float" office:value="78704915.5" calcext:value-type="float">
            <text:p>78704915,5</text:p>
          </table:table-cell>
          <table:table-cell office:value-type="float" office:value="102024993.666667" calcext:value-type="float">
            <text:p>102024993,666667</text:p>
          </table:table-cell>
          <table:table-cell office:value-type="float" office:value="133811126.555556" calcext:value-type="float">
            <text:p>133811126,555556</text:p>
          </table:table-cell>
          <table:table-cell office:value-type="float" office:value="80916515.7777778" calcext:value-type="float">
            <text:p>80916515,7777778</text:p>
          </table:table-cell>
          <table:table-cell office:value-type="float" office:value="83679927.1111111" calcext:value-type="float">
            <text:p>83679927,1111111</text:p>
          </table:table-cell>
          <table:table-cell office:value-type="float" office:value="111363173.333333" calcext:value-type="float">
            <text:p>111363173,333333</text:p>
          </table:table-cell>
        </table:table-row>
        <table:table-row table:style-name="ro1">
          <table:table-cell office:value-type="string" calcext:value-type="string">
            <text:p>desvios</text:p>
          </table:table-cell>
          <table:table-cell office:value-type="float" office:value="16901662.1020529" calcext:value-type="float">
            <text:p>16901662,1020529</text:p>
          </table:table-cell>
          <table:table-cell office:value-type="float" office:value="9482671.30643697" calcext:value-type="float">
            <text:p>9482671,30643697</text:p>
          </table:table-cell>
          <table:table-cell office:value-type="float" office:value="13907833.0348172" calcext:value-type="float">
            <text:p>13907833,0348172</text:p>
          </table:table-cell>
          <table:table-cell office:value-type="float" office:value="16872528.9196448" calcext:value-type="float">
            <text:p>16872528,9196448</text:p>
          </table:table-cell>
          <table:table-cell office:value-type="float" office:value="11959637.9028249" calcext:value-type="float">
            <text:p>11959637,9028249</text:p>
          </table:table-cell>
          <table:table-cell office:value-type="float" office:value="11620364.8293291" calcext:value-type="float">
            <text:p>11620364,8293291</text:p>
          </table:table-cell>
          <table:table-cell office:value-type="float" office:value="14260420.8040868" calcext:value-type="float">
            <text:p>14260420,8040868</text:p>
          </table:table-cell>
        </table:table-row>
      </table:table>
      <table:named-expressions/>
      <table:database-ranges>
        <table:database-range table:name="__Anonymous_Sheet_DB__0" table:target-range-address="Hoja1.H2:Hoja1.H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Casanova</meta:initial-creator>
    <meta:creation-date>2014-09-30T15:07:09.654984793</meta:creation-date>
    <dc:date>2014-09-30T16:03:39.189631451</dc:date>
    <dc:creator>Manuel Casanova</dc:creator>
    <meta:editing-duration>PT26M6S</meta:editing-duration>
    <meta:editing-cycles>1</meta:editing-cycles>
    <meta:document-statistic meta:table-count="2" meta:cell-count="254" meta:object-count="1"/>
    <meta:generator>LibreOffice/4.2.6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4cm" svg:y="0.316cm" chart:style-name="ch2">
          <text:p>Promedios y desvios</text:p>
        </chart:title>
        <chart:legend chart:legend-position="end" svg:x="12.308cm" svg:y="2.707cm" style:legend-expansion="high" chart:style-name="ch3"/>
        <chart:plot-area chart:style-name="ch4" table:cell-range-address="Hoja2.A1:Hoja2.H3" chart:data-source-has-labels="both" svg:x="1.331cm" svg:y="1.661cm" svg:width="10.337cm" svg:height="6.739cm">
          <chartooo:coordinate-region svg:x="3.249cm" svg:y="1.86cm" svg:width="8.419cm" svg:height="5.893cm"/>
          <chart:axis chart:dimension="x" chart:name="primary-x" chart:style-name="ch5" chartooo:axis-type="auto">
            <chartooo:date-scale/>
            <chart:categories table:cell-range-address="Hoja2.A2:Hoja2.A3"/>
          </chart:axis>
          <chart:axis chart:dimension="y" chart:name="primary-y" chart:style-name="ch6">
            <chart:title svg:x="0.451cm" svg:y="6.331cm" chart:style-name="ch7">
              <text:p>Cantidad de ticks</text:p>
            </chart:title>
            <chart:grid chart:style-name="ch8" chart:class="major"/>
          </chart:axis>
          <chart:series chart:style-name="ch9" chart:values-cell-range-address="Hoja2.B2:Hoja2.B3" chart:label-cell-address="Hoja2.B1:Hoja2.B1" chart:class="chart:bar">
            <chart:data-point chart:repeated="2"/>
          </chart:series>
          <chart:series chart:style-name="ch10" chart:values-cell-range-address="Hoja2.C2:Hoja2.C3" chart:label-cell-address="Hoja2.C1:Hoja2.C1" chart:class="chart:bar">
            <chart:data-point chart:repeated="2"/>
          </chart:series>
          <chart:series chart:style-name="ch11" chart:values-cell-range-address="Hoja2.D2:Hoja2.D3" chart:label-cell-address="Hoja2.D1:Hoja2.D1" chart:class="chart:bar">
            <chart:data-point chart:repeated="2"/>
          </chart:series>
          <chart:series chart:style-name="ch12" chart:values-cell-range-address="Hoja2.E2:Hoja2.E3" chart:label-cell-address="Hoja2.E1:Hoja2.E1" chart:class="chart:bar">
            <chart:data-point chart:repeated="2"/>
          </chart:series>
          <chart:series chart:style-name="ch13" chart:values-cell-range-address="Hoja2.F2:Hoja2.F3" chart:label-cell-address="Hoja2.F1:Hoja2.F1" chart:class="chart:bar">
            <chart:data-point chart:repeated="2"/>
          </chart:series>
          <chart:series chart:style-name="ch14" chart:values-cell-range-address="Hoja2.G2:Hoja2.G3" chart:label-cell-address="Hoja2.G1:Hoja2.G1" chart:class="chart:bar">
            <chart:data-point chart:repeated="2"/>
          </chart:series>
          <chart:series chart:style-name="ch15" chart:values-cell-range-address="Hoja2.H2:Hoja2.H3" chart:label-cell-address="Hoja2.H1:Hoja2.H1" chart:class="chart:bar"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lo</text:p>
                <draw:g>
                  <svg:desc>Hoja2.B1:Hoja2.B1</svg:desc>
                </draw:g>
              </table:table-cell>
              <table:table-cell office:value-type="string">
                <text:p>Mas 4 aritmeticas</text:p>
                <draw:g>
                  <svg:desc>Hoja2.C1:Hoja2.C1</svg:desc>
                </draw:g>
              </table:table-cell>
              <table:table-cell office:value-type="string">
                <text:p>Mas 8 aritmeticas</text:p>
                <draw:g>
                  <svg:desc>Hoja2.D1:Hoja2.D1</svg:desc>
                </draw:g>
              </table:table-cell>
              <table:table-cell office:value-type="string">
                <text:p>Mas 16 aritmeticas</text:p>
                <draw:g>
                  <svg:desc>Hoja2.E1:Hoja2.E1</svg:desc>
                </draw:g>
              </table:table-cell>
              <table:table-cell office:value-type="string">
                <text:p>Mas 4 accesos</text:p>
                <draw:g>
                  <svg:desc>Hoja2.F1:Hoja2.F1</svg:desc>
                </draw:g>
              </table:table-cell>
              <table:table-cell office:value-type="string">
                <text:p>Mas 8 accesos</text:p>
                <draw:g>
                  <svg:desc>Hoja2.G1:Hoja2.G1</svg:desc>
                </draw:g>
              </table:table-cell>
              <table:table-cell office:value-type="string">
                <text:p>Mas 16 accesos</text:p>
                <draw:g>
                  <svg:desc>Hoja2.H1:Hoja2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omedios</text:p>
                <draw:g>
                  <svg:desc>Hoja2.A2:Hoja2.A3</svg:desc>
                </draw:g>
              </table:table-cell>
              <table:table-cell office:value-type="float" office:value="76233798.1111111">
                <text:p>76233798.1111111</text:p>
                <draw:g>
                  <svg:desc>Hoja2.B2:Hoja2.B3</svg:desc>
                </draw:g>
              </table:table-cell>
              <table:table-cell office:value-type="float" office:value="78704915.5">
                <text:p>78704915.5</text:p>
                <draw:g>
                  <svg:desc>Hoja2.C2:Hoja2.C3</svg:desc>
                </draw:g>
              </table:table-cell>
              <table:table-cell office:value-type="float" office:value="102024993.666667">
                <text:p>102024993.666667</text:p>
                <draw:g>
                  <svg:desc>Hoja2.D2:Hoja2.D3</svg:desc>
                </draw:g>
              </table:table-cell>
              <table:table-cell office:value-type="float" office:value="133811126.555556">
                <text:p>133811126.555556</text:p>
                <draw:g>
                  <svg:desc>Hoja2.E2:Hoja2.E3</svg:desc>
                </draw:g>
              </table:table-cell>
              <table:table-cell office:value-type="float" office:value="80916515.7777778">
                <text:p>80916515.7777778</text:p>
                <draw:g>
                  <svg:desc>Hoja2.F2:Hoja2.F3</svg:desc>
                </draw:g>
              </table:table-cell>
              <table:table-cell office:value-type="float" office:value="83679927.1111111">
                <text:p>83679927.1111111</text:p>
                <draw:g>
                  <svg:desc>Hoja2.G2:Hoja2.G3</svg:desc>
                </draw:g>
              </table:table-cell>
              <table:table-cell office:value-type="float" office:value="111363173.333333">
                <text:p>111363173.333333</text:p>
                <draw:g>
                  <svg:desc>Hoja2.H2:Hoja2.H3</svg:desc>
                </draw:g>
              </table:table-cell>
            </table:table-row>
            <table:table-row>
              <table:table-cell office:value-type="string">
                <text:p>desvios</text:p>
              </table:table-cell>
              <table:table-cell office:value-type="float" office:value="16901662.1020529">
                <text:p>16901662.1020529</text:p>
              </table:table-cell>
              <table:table-cell office:value-type="float" office:value="9482671.30643697">
                <text:p>9482671.30643697</text:p>
              </table:table-cell>
              <table:table-cell office:value-type="float" office:value="13907833.0348172">
                <text:p>13907833.0348172</text:p>
              </table:table-cell>
              <table:table-cell office:value-type="float" office:value="16872528.9196448">
                <text:p>16872528.9196448</text:p>
              </table:table-cell>
              <table:table-cell office:value-type="float" office:value="11959637.9028249">
                <text:p>11959637.9028249</text:p>
              </table:table-cell>
              <table:table-cell office:value-type="float" office:value="11620364.8293291">
                <text:p>11620364.8293291</text:p>
              </table:table-cell>
              <table:table-cell office:value-type="float" office:value="14260420.8040868">
                <text:p>14260420.80408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